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in" fo:margin-bottom="0in" style:contextual-spacing="false" style:line-height-at-least="0.2189in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style:font-name="times new roman" fo:font-size="12.75pt" fo:font-style="italic"/>
    </style:style>
    <style:style style:name="T3" style:family="text">
      <style:text-properties style:font-name="courier new" fo:font-size="11.25pt"/>
    </style:style>
    <style:style style:name="T4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 Bit++</text:p>
      <text:section text:style-name="Sect1" text:name="pageContent">
        <text:p text:style-name="P4">time limit per test</text:p>
        <text:p text:style-name="P5">1 second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The classic programming language of Bitland is Bit++. This language is so peculiar and complicated.</text:p>
        <text:p text:style-name="P6">The language is that peculiar as it has exactly one variable, called <text:span text:style-name="T2">x</text:span>. Also, there are two operations:</text:p>
        <text:list xml:id="list879647532" text:style-name="L1">
          <text:list-item>
            <text:p text:style-name="P7">Operation <text:span text:style-name="T3">++</text:span> increases the value of variable <text:span text:style-name="T2">x</text:span> by 1.</text:p>
          </text:list-item>
          <text:list-item>
            <text:p text:style-name="P7">Operation <text:span text:style-name="T3">--</text:span> decreases the value of variable <text:span text:style-name="T2">x</text:span> by 1.</text:p>
          </text:list-item>
        </text:list>
        <text:p text:style-name="P6">A statement in language Bit++ is a sequence, consisting of exactly one operation and one variable <text:span text:style-name="T2">x</text:span>. The statement is written without spaces, that is, it can only contain characters "<text:span text:style-name="T3">+</text:span>", "<text:span text:style-name="T3">-</text:span>", "<text:span text:style-name="T3">X</text:span>". Executing a statement means applying the operation it contains.</text:p>
        <text:p text:style-name="P6">A programme in Bit++ is a sequence of statements, each of them needs to be executed. Executing a programme means executing all the statements it contains.</text:p>
        <text:p text:style-name="P6">You're given a programme in language Bit++. The initial value of <text:span text:style-name="T2">x</text:span> is <text:span text:style-name="T1">0</text:span>. Execute the programme and find its final value (the value of the variable when this programme is executed).</text:p>
        <text:p text:style-name="P9">Input</text:p>
        <text:p text:style-name="P6">The first line contains a single integer <text:span text:style-name="T2">n</text:span> <text:span text:style-name="T1">(1 ≤ </text:span><text:span text:style-name="T2">n</text:span><text:span text:style-name="T1"> ≤ 150)</text:span> — the number of statements in the programme.</text:p>
        <text:p text:style-name="P6">Next <text:span text:style-name="T2">n</text:span> lines contain a statement each. Each statement contains exactly one operation (<text:span text:style-name="T3">++</text:span> or <text:span text:style-name="T3">--</text:span>) and exactly one variable <text:span text:style-name="T2">x</text:span> (denoted as letter «<text:span text:style-name="T3">X</text:span>»). Thus, there are no empty statements. The operation and the variable can be written in any order.</text:p>
        <text:p text:style-name="P9">Output</text:p>
        <text:p text:style-name="P6">Print a single integer — the final value of <text:span text:style-name="T2">x</text:span>.</text:p>
        <text:p text:style-name="P8">Examples</text:p>
        <text:p text:style-name="P10">input</text:p>
        <text:section text:style-name="Sect1" text:name="id008871594562731575">
          <text:p text:style-name="P11">Copy</text:p>
        </text:section>
        <text:p text:style-name="P1"><text:bookmark text:name="id0005438790344806255"/>1</text:p>
        <text:p text:style-name="P2">++X</text:p>
        <text:p text:style-name="P10">output</text:p>
        <text:section text:style-name="Sect1" text:name="id005965772038379502">
          <text:p text:style-name="P11">Copy</text:p>
        </text:section>
        <text:p text:style-name="P1"><text:bookmark text:name="id0020958278856412504"/>1</text:p>
        <text:p text:style-name="P10">input</text:p>
        <text:section text:style-name="Sect1" text:name="id009347578788704802">
          <text:p text:style-name="P11">Copy</text:p>
        </text:section>
        <text:p text:style-name="P1"><text:bookmark text:name="id0011041124973735972"/>2</text:p>
        <text:p text:style-name="P2">X++</text:p>
        <text:p text:style-name="P2">--X</text:p>
        <text:p text:style-name="P10"><text:soft-page-break/>output</text:p>
        <text:section text:style-name="Sect1" text:name="id0032534909382058186">
          <text:p text:style-name="P11">Copy</text:p>
        </text:section>
        <text:p text:style-name="P1"><text:bookmark text:name="id007455058460302735"/>0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01:35:43.659799574</dc:date>
    <meta:editing-duration>PT8S</meta:editing-duration>
    <meta:editing-cycles>1</meta:editing-cycles>
    <meta:document-statistic meta:table-count="0" meta:image-count="0" meta:object-count="0" meta:page-count="2" meta:paragraph-count="38" meta:word-count="266" meta:character-count="1473" meta:non-whitespace-character-count="1245"/>
  </office:meta>
</office:document-meta>
</file>